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paragraph-rsid="0058cb78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6998d8" officeooo:paragraph-rsid="006998d8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style:font-name="Times New Roman" fo:font-size="12pt" fo:font-weight="normal" officeooo:rsid="000fee7c" officeooo:paragraph-rsid="001f335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officeooo:paragraph-rsid="006e4f2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Times New Roman" fo:font-weight="bold" officeooo:paragraph-rsid="001f335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style:font-name="Times New Roman" fo:font-weight="bold" officeooo:paragraph-rsid="0058cb78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Times New Roman" fo:font-weight="bold" officeooo:paragraph-rsid="005fdf9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style:font-name="Times New Roman" fo:font-weight="normal" officeooo:rsid="005ac169" officeooo:paragraph-rsid="005ac169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Times New Roman" fo:font-weight="normal" officeooo:rsid="005dcdb1" officeooo:paragraph-rsid="005dcdb1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" fo:font-weight="normal" officeooo:paragraph-rsid="0058cb78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Times New Roman" fo:font-weight="normal" officeooo:paragraph-rsid="00695955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Times New Roman" fo:font-weight="normal" officeooo:paragraph-rsid="001f335d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Times New Roman" fo:font-weight="normal" officeooo:paragraph-rsid="005fdf92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Times New Roman" fo:font-weight="normal" officeooo:paragraph-rsid="006998d8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Times New Roman" fo:font-weight="normal" officeooo:rsid="005ed2e6" officeooo:paragraph-rsid="005ed2e6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style:font-name="Times New Roman" fo:font-weight="normal" officeooo:rsid="005f6071" officeooo:paragraph-rsid="005f6071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style:font-name="Times New Roman" fo:font-weight="normal" officeooo:rsid="005fdf92" officeooo:paragraph-rsid="005fdf92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font-name="Times New Roman" fo:font-weight="normal" officeooo:rsid="0066eb21" officeooo:paragraph-rsid="0066eb21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Times New Roman" fo:font-weight="normal" officeooo:rsid="0069ab81" officeooo:paragraph-rsid="006998d8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Times New Roman" fo:font-weight="normal" officeooo:rsid="0065c1a6" officeooo:paragraph-rsid="0065c1a6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style:font-name="Times New Roman" fo:font-weight="normal" officeooo:rsid="006998d8" officeooo:paragraph-rsid="006998d8" style:font-weight-asian="normal" style:font-weight-complex="normal"/>
    </style:style>
    <style:style style:name="T1" style:family="text">
      <style:text-properties officeooo:rsid="0033525a"/>
    </style:style>
    <style:style style:name="T2" style:family="text">
      <style:text-properties style:font-name="Times New Roman" fo:font-size="12pt" officeooo:rsid="000fee7c" style:font-size-asian="12pt" style:font-size-complex="12pt"/>
    </style:style>
    <style:style style:name="T3" style:family="text">
      <style:text-properties officeooo:rsid="0028cf08"/>
    </style:style>
    <style:style style:name="T4" style:family="text">
      <style:text-properties officeooo:rsid="0058cb78"/>
    </style:style>
    <style:style style:name="T5" style:family="text">
      <style:text-properties officeooo:rsid="0059595d"/>
    </style:style>
    <style:style style:name="T6" style:family="text">
      <style:text-properties officeooo:rsid="005c12ac"/>
    </style:style>
    <style:style style:name="T7" style:family="text">
      <style:text-properties officeooo:rsid="0060ef9b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69ab81" style:font-weight-asian="normal" style:font-weight-complex="normal"/>
    </style:style>
    <style:style style:name="T10" style:family="text">
      <style:text-properties fo:font-weight="normal" officeooo:rsid="006b97ec" style:font-weight-asian="normal" style:font-weight-complex="normal"/>
    </style:style>
    <style:style style:name="T11" style:family="text">
      <style:text-properties officeooo:rsid="00696d91"/>
    </style:style>
    <style:style style:name="T12" style:family="text">
      <style:text-properties officeooo:rsid="006b97ec"/>
    </style:style>
    <style:style style:name="T13" style:family="text">
      <style:text-properties fo:font-variant="normal" fo:text-transform="none" fo:color="#263238" style:font-name="Roboto" fo:font-size="9.75pt" fo:letter-spacing="normal" fo:font-style="normal" fo:font-weight="normal"/>
    </style:style>
    <style:style style:name="T14" style:family="text">
      <style:text-properties fo:font-variant="normal" fo:text-transform="none" fo:color="#263238" fo:font-size="9.75pt" fo:letter-spacing="normal" fo:font-style="normal" fo:font-weight="normal"/>
    </style:style>
    <style:style style:name="T15" style:family="text">
      <style:text-properties fo:font-variant="normal" fo:text-transform="none" fo:color="#263238" fo:letter-spacing="normal" fo:font-style="normal" fo:font-weight="normal"/>
    </style:style>
    <style:style style:name="T16" style:family="text">
      <style:text-properties fo:font-variant="normal" fo:text-transform="none" fo:color="#263238" fo:letter-spacing="normal" fo:font-style="normal" fo:font-weight="normal" officeooo:rsid="006d68b5"/>
    </style:style>
    <style:style style:name="T17" style:family="text">
      <style:text-properties fo:font-variant="normal" fo:text-transform="none" fo:letter-spacing="normal" fo:font-style="normal"/>
    </style:style>
    <style:style style:name="T18" style:family="text">
      <style:text-properties fo:font-variant="normal" fo:text-transform="none" fo:letter-spacing="normal" fo:font-style="normal" fo:font-weight="normal"/>
    </style:style>
    <style:style style:name="T19" style:family="text">
      <style:text-properties fo:font-variant="normal" fo:text-transform="none" fo:letter-spacing="normal" fo:font-style="normal" fo:font-weight="normal" officeooo:rsid="006d68b5"/>
    </style:style>
    <style:style style:name="T20" style:family="text">
      <style:text-properties fo:font-variant="normal" fo:text-transform="none" fo:letter-spacing="normal" fo:font-style="normal" officeooo:rsid="006d68b5"/>
    </style:style>
    <style:style style:name="T21" style:family="text">
      <style:text-properties fo:font-size="12pt" officeooo:rsid="000fee7c" style:font-size-asian="12pt" style:font-size-complex="12pt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fo:font-weight="normal" officeooo:rsid="006b97ec" style:font-weight-asian="normal" style:font-weight-complex="normal"/>
    </style:style>
    <style:style style:name="T24" style:family="text">
      <style:text-properties fo:color="#000000" style:font-name="Times New Roman"/>
    </style:style>
    <style:style style:name="T25" style:family="text">
      <style:text-properties fo:color="#000000" style:font-name="Times New Roman" fo:font-weight="normal" style:font-weight-asian="normal" style:font-weight-complex="normal"/>
    </style:style>
    <style:style style:name="T26" style:family="text">
      <style:text-properties fo:color="#000000" style:font-name="Times New Roman" fo:font-weight="normal" officeooo:rsid="006b97ec" style:font-weight-asian="normal" style:font-weight-complex="normal"/>
    </style:style>
    <style:style style:name="T27" style:family="text">
      <style:text-properties fo:color="#000000" style:font-name="Times New Roman" officeooo:rsid="006b97ec"/>
    </style:style>
    <style:style style:name="T28" style:family="text">
      <style:text-properties officeooo:rsid="0069ab81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6998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luno: João Paulo Back</text:p>
      <text:p text:style-name="P3">Professor: <text:span text:style-name="T1">Cristhian Heck</text:span></text:p>
      <text:p text:style-name="P3">Disciplina: <text:span text:style-name="T1">Sistemas Operacionais</text:span></text:p>
      <text:p text:style-name="P3"/>
      <text:p text:style-name="P5"><text:span text:style-name="T21">1 - </text:span><text:span text:style-name="T3">Pesquise e justifique os motivos do Google desenvolver seu próprio sistema de arquivos para seus servidores de busca: The Google File System.</text:span></text:p>
      <text:p text:style-name="P12"/>
      <text:p text:style-name="P8">A implementação do Google File System foi necessária pela alta demanada de processamento de dados da Google. <text:span text:style-name="T6">Ele possui muitas características comuns com outros sistemas de arquivos distribuídos, porém foi adaptado a cargas de trabalho e ao ambiente tecnológico da Google.</text:span></text:p>
      <text:p text:style-name="P12"/>
      <text:p text:style-name="P6">2. Sobre desfragmentação:</text:p>
      <text:p text:style-name="P6">a) Justifique o porquê da desfragmentação de disco deixar o sistema mais rápido.</text:p>
      <text:p text:style-name="P10"/>
      <text:p text:style-name="P9">Os arquivos no disco são armazenados em “fragmentos”, fazendo com que a velocidade de leitura e de gravação dos dados no HD seja mais lenta, pois o HD precisa buscar esses “fragmentos” espalhados no disco.</text:p>
      <text:p text:style-name="P10"/>
      <text:p text:style-name="P6">b) Quais são as diferenças nos benefícios da desfragmentação entre um HDD e um SSD? </text:p>
      <text:p text:style-name="P10"/>
      <text:p text:style-name="P11">Os discos rígidos utilizam pequenas estruturas magnéticas para informar o valor de cada informação e nos drives sólidos isso acontece de uma maneira eletrônica, graças à energia elétrica armazenada ali.</text:p>
      <text:p text:style-name="P11"/>
      <text:p text:style-name="P11"><text:span text:style-name="T11">A </text:span>desfragmentação <text:span text:style-name="T11">não é recomendada nos SSDs</text:span>, pois os SSDs não utilizam leitores mecânicos e sim processos elétricos, fazendo com que a informação possa ser acessada de qualquer lugar com a mesma rapidez.</text:p>
      <text:p text:style-name="P11"/>
      <text:p text:style-name="P6"><text:span text:style-name="T4">3) </text:span>Por que o sistema de arquivos FAT16 não é mais utilizado atualmente? Justifique.</text:p>
      <text:p text:style-name="P10"/>
      <text:p text:style-name="P15">O sistema de arquivos FAT16 não é mais utilizado por causa do desperdício. Ele utiliza clusters de até 64 KB de tamanho, então se um arquivo ocupa cerca de 4KB de tamanho e for alocado em um cluster, ele utilizará 4KB do cluster e o restante (60KB) ficará inutilizável, apesar da memória estar livre fisicamente.</text:p>
      <text:p text:style-name="P10"/>
      <text:p text:style-name="P6">4<text:span text:style-name="T4">)</text:span> Existe um sistema de arquivos FAT64. Sobre ele:</text:p>
      <text:p text:style-name="P10"/>
      <text:p text:style-name="P6">a) Qual é o nome deste SA?</text:p>
      <text:p text:style-name="P10"/>
      <text:p text:style-name="P16">Extended File Allocation Table, ou simplesmente FAAT64.</text:p>
      <text:p text:style-name="P10"/>
      <text:p text:style-name="P13"><text:span text:style-name="T29">b) Quais são os seus limites para tamanhos máximos de volume e de arquivos?</text:span> </text:p>
      <text:p text:style-name="P13"/>
      <text:p text:style-name="P17">Volume: 2^32</text:p>
      <text:p text:style-name="P17">Arquivo: <text:span text:style-name="T7">16 Exabytes</text:span></text:p>
      <text:p text:style-name="P13"/>
      <text:p text:style-name="P7">c) Quais são as principais diferenças dele para o NTFS?</text:p>
      <text:p text:style-name="P13"/>
      <text:p text:style-name="P11">- exFAT ou FAT64</text:p>
      <text:p text:style-name="P11">Admite armazenamento de arquivos únicos com mais de 4 GB.</text:p>
      <text:p text:style-name="P11">Compatível com partições maiores que 32 GB.</text:p>
      <text:p text:style-name="P11">Compatível com vários sistemas operacionais.</text:p>
      <text:p text:style-name="P11"><text:soft-page-break/>- NTFS</text:p>
      <text:p text:style-name="P11">Suporta formatação de unidades com mais de 32 GB.</text:p>
      <text:p text:style-name="P11">Tecnologia de compactação permite economia de espaço em disco.</text:p>
      <text:p text:style-name="P11">Possui sistemas de segurança e backup.</text:p>
      <text:p text:style-name="P11">Suporte ao armazenamento de arquivos com até 4 GB.</text:p>
      <text:p text:style-name="P13"/>
      <text:p text:style-name="P13"/>
      <text:p text:style-name="P6">5<text:span text:style-name="T5">)</text:span> Ao formatar um Pen Drive, justifique os critérios que devem ser levados em consideração no momento da escolha do:</text:p>
      <text:p text:style-name="P10"/>
      <text:p text:style-name="P6">a) Sistema de arquivos.</text:p>
      <text:p text:style-name="P10"/>
      <text:p text:style-name="P20">FAT: Pois com esse sistema de arquivos pode-se garantir que a leitura e a gravação dos dados serão realizadas em qualquer sistema operacional (Linux, Windows ou MacOS).</text:p>
      <text:p text:style-name="P10"/>
      <text:p text:style-name="P6">b) Tamanho do cluster/bloco/unidade de alocação.</text:p>
      <text:p text:style-name="P18"/>
      <text:p text:style-name="P18">Para pendrives que armazenam arquivos pequenos, é ideal utilizar tamanho de clusters mais pequenos.</text:p>
      <text:p text:style-name="P10"/>
      <text:p text:style-name="P6"><text:span text:style-name="T5">6) </text:span>Sobre os métodos de alocação em disco (contíguo, encadeado, indexado), pesquise e justifique qual método se adapta melhor ao HDD e qual se adapta melhor ao SSD.</text:p>
      <text:p text:style-name="P10"/>
      <text:p text:style-name="P4"><text:span text:style-name="T20">Depende do objetivo do dispositivo de armazenamento.</text:span></text:p>
      <text:p text:style-name="P4"><text:line-break/><text:span text:style-name="T17">- Alocação Contígua</text:span><text:line-break/><text:span text:style-name="T17">Simples de implementar, fácil de acessar o arquivo e de rápido acesso.</text:span><text:line-break/><text:span text:style-name="T17">Para aumentar o tamanho de um arquivo pode ser usado a defragmentação / compactação, o tempo não é tão crítico, no entanto atrpalha um pouco.</text:span><text:line-break/><text:line-break/><text:span text:style-name="T17">- Alocação Encadeada</text:span><text:line-break/><text:span text:style-name="T17">O arquivo passa a ser uma lista encadeada de blocos.</text:span><text:line-break/><text:span text:style-name="T17">Vantagens:</text:span><text:line-break/><text:span text:style-name="T17">Sem fragmentação e simples de aumentar um arquivo, assim como criar e apagar.</text:span><text:line-break/><text:span text:style-name="T17">Desvantagens:</text:span><text:line-break/><text:span text:style-name="T17">Sem acesso não sequenciais e não é confiável, caso um link se perca.</text:span><text:line-break/><text:line-break/><text:span text:style-name="T17">- Alocação Indexada</text:span><text:line-break/><text:span text:style-name="T17">Uma FAT para todos os arquivos e um índice por arquivo. No entanto, usa-se ao menos um índice inteiro, mesmo que o arquivo use só um bloco. Para o tamanho ideal de índice, muito grande, desperdicio e muito pequeno, não cabe arquivos grandes.</text:span> </text:p>
      <text:p text:style-name="P10"/>
      <text:p text:style-name="P6"/>
      <text:p text:style-name="P6">7<text:span text:style-name="T5">) </text:span>FAT32 é plenamente suportado tanto em Linux quanto em Windows. Pesquise informações sobre como ocorre o uso de NTFS em Linux e Ext em Windows.</text:p>
      <text:p text:style-name="P10"/>
      <text:p text:style-name="P21">NTFS em Linux: <text:span text:style-name="T28">O linux utiliza o driver ntfs-3g para ler e alterar partições NTFS. É um driver pré-instalado de fábrica em algumas distribuições. Através desse driver, é capaz de montar e desmontar uma partição NTFS em um sistema operacional Linux.</text:span></text:p>
      <text:p text:style-name="P19"/>
      <text:p text:style-name="P14"><text:span text:style-name="T30">EXT em Windows: Existem diversos aplicativos que acessam uma partição Ext no Windows, um deles é o Ext2Fsd, onde, através dele, pode-se escrever e ler em partições Ex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8:36:58.594000000</meta:creation-date>
    <dc:date>2019-06-13T08:02:42.762000000</dc:date>
    <meta:editing-duration>PT6H4M55S</meta:editing-duration>
    <meta:editing-cycles>58</meta:editing-cycles>
    <meta:generator>LibreOffice/5.4.3.2$Windows_X86_64 LibreOffice_project/92a7159f7e4af62137622921e809f8546db437e5</meta:generator>
    <meta:document-statistic meta:table-count="0" meta:image-count="0" meta:object-count="0" meta:page-count="2" meta:paragraph-count="40" meta:word-count="714" meta:character-count="4325" meta:non-whitespace-character-count="3645"/>
  </office:meta>
</office:document-meta>
</file>